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8F000000382AF6DC78.pn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16cm" fo:min-width="0cm" fo:padding-top="0cm" fo:padding-bottom="0cm" fo:padding-left="0cm" fo:padding-right="0cm" fo:wrap-option="no-wrap" draw:shadow="hidden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606cm" fo:min-width="0cm" fo:padding-top="0cm" fo:padding-bottom="0cm" fo:padding-left="0cm" fo:padding-right="0cm" fo:wrap-option="no-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11.344cm" draw:shadow="hidden"/>
    </style:style>
    <style:style style:name="P1" style:family="paragraph">
      <style:paragraph-properties fo:margin-left="0cm" fo:margin-right="0cm" fo:line-height="93%" text:enable-numbering="false" fo:text-indent="0cm" style:punctuation-wrap="hanging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405cm" fo:margin-bottom="0.405cm" fo:line-height="100%" text:enable-numbering="false" fo:text-indent="0cm" style:punctuation-wrap="hanging" style:line-break="strict"/>
    </style:style>
    <style:style style:name="P4" style:family="paragraph">
      <style:paragraph-properties fo:margin-left="1.653cm" fo:margin-right="0cm" fo:margin-top="0.255cm" fo:margin-bottom="0.255cm" fo:line-height="27%" text:enable-numbering="false" fo:text-indent="-0.555cm" style:punctuation-wrap="hanging" style:line-break="strict"/>
    </style:style>
    <style:style style:name="P5" style:family="paragraph">
      <style:paragraph-properties fo:margin-left="0cm" fo:margin-right="0cm" fo:margin-top="0.255cm" fo:margin-bottom="0.255cm" fo:line-height="27%" text:enable-numbering="false" fo:text-indent="0cm" style:punctuation-wrap="hanging" style:line-break="strict"/>
    </style:style>
    <style:style style:name="P6" style:family="paragraph">
      <style:paragraph-properties fo:margin-left="0cm" fo:margin-right="0cm" fo:text-indent="0cm"/>
    </style:style>
    <style:style style:name="T1" style:family="text">
      <style:text-properties fo:language="en" fo:country="GB"/>
    </style:style>
    <style:style style:name="T2" style:family="text">
      <style:text-properties fo:font-family="Arial" style:font-family-generic="decorative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3" style:family="text">
      <style:text-properties fo:font-family="Arial" style:font-family-generic="decorative" style:font-pitch="variable" fo:font-size="16pt" fo:language="en" fo:country="GB" style:font-size-asian="16pt" style:font-size-complex="16pt"/>
    </style:style>
    <text:list-style style:name="L1">
      <text:list-level-style-bullet text:level="1" text:bullet-char="•">
        <style:text-properties fo:font-family="Arial" style:font-family-generic="decorative" style:font-pitch="variable" fo:color="#2f2672" fo:font-size="100%"/>
      </text:list-level-style-bullet>
    </text:list-style>
    <text:list-style style:name="L2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">
        <style:list-level-properties text:space-before="1.098cm" text:min-label-width="0.555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3" text:bullet-char="">
        <style:list-level-properties text:space-before="2.173cm" text:min-label-width="0.441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4" text:bullet-char="">
        <style:list-level-properties text:space-before="3.003cm" text:min-label-width="0.551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5" text:bullet-char="">
        <style:list-level-properties text:space-before="4.043cm" text:min-label-width="0.635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6" text:bullet-char="">
        <style:list-level-properties text:space-before="4.043cm" text:min-label-width="0.635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7" text:bullet-char="">
        <style:list-level-properties text:space-before="4.043cm" text:min-label-width="0.635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8" text:bullet-char="">
        <style:list-level-properties text:space-before="4.043cm" text:min-label-width="0.635cm"/>
        <style:text-properties fo:font-family="Wingdings" style:font-family-generic="decorative" style:font-pitch="variable" style:font-charset="x-symbol" fo:color="#000000" fo:font-size="100%"/>
      </text:list-level-style-bullet>
    </text:list-style>
    <text:list-style style:name="L3">
      <text:list-level-style-bullet text:level="1" text:bullet-char="•">
        <style:list-level-properties text:min-label-width="0.392cm"/>
        <style:text-properties fo:font-family="Arial" style:font-family-generic="decorative" style:font-pitch="variable" fo:color="#000000" fo:font-size="100%"/>
      </text:list-level-style-bullet>
      <text:list-level-style-bullet text:level="2" text:bullet-char="">
        <style:list-level-properties text:space-before="1.098cm" text:min-label-width="0.555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3" text:bullet-char="">
        <style:list-level-properties text:space-before="2.173cm" text:min-label-width="0.441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4" text:bullet-char="">
        <style:list-level-properties text:space-before="3.003cm" text:min-label-width="0.551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5" text:bullet-char="">
        <style:list-level-properties text:space-before="4.043cm" text:min-label-width="0.635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6" text:bullet-char="">
        <style:list-level-properties text:space-before="4.043cm" text:min-label-width="0.635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7" text:bullet-char="">
        <style:list-level-properties text:space-before="4.043cm" text:min-label-width="0.635cm"/>
        <style:text-properties fo:font-family="Wingdings" style:font-family-generic="decorative" style:font-pitch="variable" style:font-charset="x-symbol" fo:color="#000000" fo:font-size="100%"/>
      </text:list-level-style-bullet>
      <text:list-level-style-bullet text:level="8" text:bullet-char="">
        <style:list-level-properties text:space-before="4.043cm" text:min-label-width="0.635cm"/>
        <style:text-properties fo:font-family="Wingdings" style:font-family-generic="decorative" style:font-pitch="variable" style:font-charset="x-symbol" fo:color="#000000" fo:font-size="100%"/>
      </text:list-level-style-bullet>
    </text:list-style>
  </office:automatic-styles>
  <office:body>
    <office:presentation>
      <presentation:footer-decl presentation:name="ftr1">Date</presentation:footer-decl>
      <presentation:date-time-decl presentation:name="dtd1" presentation:source="fixed">03/05/08</presentation:date-time-decl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8.415cm" svg:height="1.716cm" svg:x="5.079cm" svg:y="0.634cm" presentation:class="title" presentation:user-transformed="true">
          <draw:text-box>
            <text:p text:style-name="P1"><text:span text:style-name="T1">ECF 2.0.0/Ganymede Summary</text:span></text:p>
          </draw:text-box>
        </draw:frame>
        <draw:frame presentation:style-name="pr2" draw:text-style-name="P2" draw:layer="layout" svg:width="21.59cm" svg:height="14.649cm" svg:x="1.905cm" svg:y="3.174cm" presentation:class="outline" presentation:user-transformed="true">
          <draw:text-box>
            <text:list text:style-name="L2">
              <text:list-item>
                <text:p text:style-name="P3"><text:span text:style-name="T2">Noteworthy API: </text:span><text:span text:style-name="T3">Discovery, Remote Services</text:span></text:p>
              </text:list-item>
            </text:list>
            <text:list text:style-name="L2">
              <text:list-item>
                <text:p text:style-name="P3"><text:span text:style-name="T2">New Providers: </text:span><text:span text:style-name="T3">jSLP, r-OSGi, XMPP, JM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/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New Exemplary Application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hared Edi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Many UI Improvem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New UI: <text:s/>RosterView, DiscoveryView, extensibilit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Equinox Server App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Examples Project Contributions (e.g. Multi-user Sudoku)‏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/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Noteworthy Community Developmen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New Consumers: <text:s/>Equinox P2/SDK, Commercial vendo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New Committ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Many contribut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/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Futur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3">ECF Moving to New Runtime Projec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>Shared Edit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2" draw:layer="layout" svg:width="12.7cm" svg:height="9.525cm" svg:x="3.175cm" svg:y="1.905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3.882cm" svg:height="11.344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25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decorative" style:font-pitch="variable" fo:color="#2f2672" fo:font-size="100%"/>
          </text:list-level-style-bullet>
        </text:list-style>
      </style:graphic-properties>
      <style:paragraph-properties fo:margin-left="0cm" fo:margin-right="0cm" fo:margin-top="0cm" fo:margin-bottom="0cm" fo:line-height="25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family-generic="decorative" style:font-pitch="variable" fo:font-size="28pt" fo:font-style="normal" fo:text-shadow="none" style:text-underline-style="none" fo:font-weight="normal" style:font-family-asian="Arial" style:font-family-generic-asian="decorative" style:font-pitch-asian="variable" style:font-size-asian="28pt" style:font-style-asian="normal" style:font-weight-asian="normal" style:font-family-complex="Arial" style:font-family-generic-complex="decorative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">
            <style:list-level-properties text:space-before="1.023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196cm" text:min-label-width="0.09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79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25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decorative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decorative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decorative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decorative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25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392cm"/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">
            <style:list-level-properties text:space-before="1.098cm" text:min-label-width="0.555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173cm" text:min-label-width="0.441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03cm" text:min-label-width="0.551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043cm" text:min-label-width="0.635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043cm" text:min-label-width="0.635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043cm" text:min-label-width="0.635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043cm" text:min-label-width="0.635cm"/>
            <style:text-properties fo:font-family="Wingdings" style:font-family-generic="decorative" style:font-pitch="variable" style:font-charset="x-symbol" fo:color="#000000" fo:font-size="100%"/>
          </text:list-level-style-bullet>
        </text:list-style>
      </style:graphic-properties>
      <style:paragraph-properties fo:margin-left="0.392cm" fo:margin-right="0cm" fo:margin-top="0.255cm" fo:margin-bottom="0.255cm" fo:line-height="25%" fo:text-align="start" text:enable-numbering="true" fo:text-indent="0cm" style:punctuation-wrap="hanging" style:line-break="strict" style:writing-mode="lr-tb">
        <style:tab-stops>
          <style:tab-stop style:position="0.877cm"/>
          <style:tab-stop style:position="2.147cm"/>
          <style:tab-stop style:position="3.417cm"/>
          <style:tab-stop style:position="4.687cm"/>
          <style:tab-stop style:position="5.957cm"/>
          <style:tab-stop style:position="7.227cm"/>
          <style:tab-stop style:position="8.497cm"/>
          <style:tab-stop style:position="9.767cm"/>
          <style:tab-stop style:position="11.037cm"/>
          <style:tab-stop style:position="12.307cm"/>
          <style:tab-stop style:position="13.577cm"/>
          <style:tab-stop style:position="14.847cm"/>
          <style:tab-stop style:position="16.117cm"/>
          <style:tab-stop style:position="17.387cm"/>
          <style:tab-stop style:position="18.657cm"/>
          <style:tab-stop style:position="19.927cm"/>
          <style:tab-stop style:position="21.197cm"/>
          <style:tab-stop style:position="22.467cm"/>
          <style:tab-stop style:position="23.737cm"/>
          <style:tab-stop style:position="25.007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653cm" fo:margin-right="0cm" fo:margin-top="0.255cm" fo:margin-bottom="0.255cm" fo:line-height="25%" fo:text-align="start" text:enable-numbering="true" fo:text-indent="0cm" style:punctuation-wrap="hanging" style:line-break="strict" style:writing-mode="lr-tb">
        <style:tab-stops>
          <style:tab-stop style:position="0.886cm"/>
          <style:tab-stop style:position="2.156cm"/>
          <style:tab-stop style:position="3.426cm"/>
          <style:tab-stop style:position="4.696cm"/>
          <style:tab-stop style:position="5.966cm"/>
          <style:tab-stop style:position="7.236cm"/>
          <style:tab-stop style:position="8.506cm"/>
          <style:tab-stop style:position="9.776cm"/>
          <style:tab-stop style:position="11.046cm"/>
          <style:tab-stop style:position="12.316cm"/>
          <style:tab-stop style:position="13.586cm"/>
          <style:tab-stop style:position="14.856cm"/>
          <style:tab-stop style:position="16.126cm"/>
          <style:tab-stop style:position="17.396cm"/>
          <style:tab-stop style:position="18.666cm"/>
          <style:tab-stop style:position="19.936cm"/>
          <style:tab-stop style:position="21.206cm"/>
          <style:tab-stop style:position="22.476cm"/>
          <style:tab-stop style:position="23.746cm"/>
          <style:tab-stop style:position="25.016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2.614cm" fo:margin-right="0cm" fo:margin-top="0.255cm" fo:margin-bottom="0.255cm" fo:line-height="25%" fo:text-align="start" text:enable-numbering="true" fo:text-indent="0cm" style:punctuation-wrap="hanging" style:line-break="strict" style:writing-mode="lr-tb">
        <style:tab-stops>
          <style:tab-stop style:position="1.195cm"/>
          <style:tab-stop style:position="2.465cm"/>
          <style:tab-stop style:position="3.735cm"/>
          <style:tab-stop style:position="5.005cm"/>
          <style:tab-stop style:position="6.275cm"/>
          <style:tab-stop style:position="7.545cm"/>
          <style:tab-stop style:position="8.815cm"/>
          <style:tab-stop style:position="10.085cm"/>
          <style:tab-stop style:position="11.355cm"/>
          <style:tab-stop style:position="12.625cm"/>
          <style:tab-stop style:position="13.895cm"/>
          <style:tab-stop style:position="15.165cm"/>
          <style:tab-stop style:position="16.435cm"/>
          <style:tab-stop style:position="17.705cm"/>
          <style:tab-stop style:position="18.975cm"/>
          <style:tab-stop style:position="20.245cm"/>
          <style:tab-stop style:position="21.515cm"/>
          <style:tab-stop style:position="22.785cm"/>
          <style:tab-stop style:position="24.055cm"/>
          <style:tab-stop style:position="25.3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8pt" fo:font-style="normal" fo:text-shadow="none" style:text-underline-style="none" fo:font-weight="normal" style:font-family-asian="'ＭＳ Ｐゴシック'" style:font-family-generic-asian="decorative" style:font-pitch-asian="variable" style:font-size-asian="18pt" style:font-style-asian="normal" style:font-weight-asian="normal" style:font-family-complex="'ＭＳ Ｐゴシック'" style:font-family-generic-complex="decorative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3.554cm" fo:margin-right="0cm" fo:margin-top="0.405cm" fo:margin-bottom="0.405cm" fo:line-height="93%" fo:text-align="start" text:enable-numbering="true" fo:text-indent="0cm" style:punctuation-wrap="hanging" style:line-break="strict" style:writing-mode="lr-tb">
        <style:tab-stops>
          <style:tab-stop style:position="0.255cm"/>
          <style:tab-stop style:position="1.525cm"/>
          <style:tab-stop style:position="2.795cm"/>
          <style:tab-stop style:position="4.065cm"/>
          <style:tab-stop style:position="5.335cm"/>
          <style:tab-stop style:position="6.605cm"/>
          <style:tab-stop style:position="7.875cm"/>
          <style:tab-stop style:position="9.145cm"/>
          <style:tab-stop style:position="10.415cm"/>
          <style:tab-stop style:position="11.685cm"/>
          <style:tab-stop style:position="12.955cm"/>
          <style:tab-stop style:position="14.225cm"/>
          <style:tab-stop style:position="15.495cm"/>
          <style:tab-stop style:position="16.765cm"/>
          <style:tab-stop style:position="18.035cm"/>
          <style:tab-stop style:position="19.305cm"/>
          <style:tab-stop style:position="20.575cm"/>
          <style:tab-stop style:position="21.845cm"/>
          <style:tab-stop style:position="23.115cm"/>
          <style:tab-stop style:position="24.38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4.678cm" fo:margin-right="0cm" fo:margin-top="0.255cm" fo:margin-bottom="0.255cm" fo:line-height="25%" fo:text-align="start" text:enable-numbering="true" fo:text-indent="0cm" style:punctuation-wrap="hanging" style:line-break="strict" style:writing-mode="lr-tb">
        <style:tab-stops>
          <style:tab-stop style:position="0.401cm"/>
          <style:tab-stop style:position="1.671cm"/>
          <style:tab-stop style:position="2.941cm"/>
          <style:tab-stop style:position="4.211cm"/>
          <style:tab-stop style:position="5.481cm"/>
          <style:tab-stop style:position="6.751cm"/>
          <style:tab-stop style:position="8.021cm"/>
          <style:tab-stop style:position="9.291cm"/>
          <style:tab-stop style:position="10.561cm"/>
          <style:tab-stop style:position="11.831cm"/>
          <style:tab-stop style:position="13.101cm"/>
          <style:tab-stop style:position="14.371cm"/>
          <style:tab-stop style:position="15.641cm"/>
          <style:tab-stop style:position="16.911cm"/>
          <style:tab-stop style:position="18.181cm"/>
          <style:tab-stop style:position="19.451cm"/>
          <style:tab-stop style:position="20.721cm"/>
          <style:tab-stop style:position="21.991cm"/>
          <style:tab-stop style:position="23.261cm"/>
          <style:tab-stop style:position="24.531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4.678cm" fo:margin-right="0cm" fo:margin-top="0.255cm" fo:margin-bottom="0.255cm" fo:line-height="25%" fo:text-align="start" text:enable-numbering="true" fo:text-indent="0cm" style:punctuation-wrap="hanging" style:line-break="strict" style:writing-mode="lr-tb">
        <style:tab-stops>
          <style:tab-stop style:position="0.401cm"/>
          <style:tab-stop style:position="1.671cm"/>
          <style:tab-stop style:position="2.941cm"/>
          <style:tab-stop style:position="4.211cm"/>
          <style:tab-stop style:position="5.481cm"/>
          <style:tab-stop style:position="6.751cm"/>
          <style:tab-stop style:position="8.021cm"/>
          <style:tab-stop style:position="9.291cm"/>
          <style:tab-stop style:position="10.561cm"/>
          <style:tab-stop style:position="11.831cm"/>
          <style:tab-stop style:position="13.101cm"/>
          <style:tab-stop style:position="14.371cm"/>
          <style:tab-stop style:position="15.641cm"/>
          <style:tab-stop style:position="16.911cm"/>
          <style:tab-stop style:position="18.181cm"/>
          <style:tab-stop style:position="19.451cm"/>
          <style:tab-stop style:position="20.721cm"/>
          <style:tab-stop style:position="21.991cm"/>
          <style:tab-stop style:position="23.261cm"/>
          <style:tab-stop style:position="24.531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4.678cm" fo:margin-right="0cm" fo:margin-top="0.255cm" fo:margin-bottom="0.255cm" fo:line-height="25%" fo:text-align="start" text:enable-numbering="true" fo:text-indent="0cm" style:punctuation-wrap="hanging" style:line-break="strict" style:writing-mode="lr-tb">
        <style:tab-stops>
          <style:tab-stop style:position="0.401cm"/>
          <style:tab-stop style:position="1.671cm"/>
          <style:tab-stop style:position="2.941cm"/>
          <style:tab-stop style:position="4.211cm"/>
          <style:tab-stop style:position="5.481cm"/>
          <style:tab-stop style:position="6.751cm"/>
          <style:tab-stop style:position="8.021cm"/>
          <style:tab-stop style:position="9.291cm"/>
          <style:tab-stop style:position="10.561cm"/>
          <style:tab-stop style:position="11.831cm"/>
          <style:tab-stop style:position="13.101cm"/>
          <style:tab-stop style:position="14.371cm"/>
          <style:tab-stop style:position="15.641cm"/>
          <style:tab-stop style:position="16.911cm"/>
          <style:tab-stop style:position="18.181cm"/>
          <style:tab-stop style:position="19.451cm"/>
          <style:tab-stop style:position="20.721cm"/>
          <style:tab-stop style:position="21.991cm"/>
          <style:tab-stop style:position="23.261cm"/>
          <style:tab-stop style:position="24.531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4.678cm" fo:margin-right="0cm" fo:margin-top="0.255cm" fo:margin-bottom="0.255cm" fo:line-height="25%" fo:text-align="start" text:enable-numbering="true" fo:text-indent="0cm" style:punctuation-wrap="hanging" style:line-break="strict" style:writing-mode="lr-tb">
        <style:tab-stops>
          <style:tab-stop style:position="0.401cm"/>
          <style:tab-stop style:position="1.671cm"/>
          <style:tab-stop style:position="2.941cm"/>
          <style:tab-stop style:position="4.211cm"/>
          <style:tab-stop style:position="5.481cm"/>
          <style:tab-stop style:position="6.751cm"/>
          <style:tab-stop style:position="8.021cm"/>
          <style:tab-stop style:position="9.291cm"/>
          <style:tab-stop style:position="10.561cm"/>
          <style:tab-stop style:position="11.831cm"/>
          <style:tab-stop style:position="13.101cm"/>
          <style:tab-stop style:position="14.371cm"/>
          <style:tab-stop style:position="15.641cm"/>
          <style:tab-stop style:position="16.911cm"/>
          <style:tab-stop style:position="18.181cm"/>
          <style:tab-stop style:position="19.451cm"/>
          <style:tab-stop style:position="20.721cm"/>
          <style:tab-stop style:position="21.991cm"/>
          <style:tab-stop style:position="23.261cm"/>
          <style:tab-stop style:position="24.531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4.678cm" fo:margin-right="0cm" fo:margin-top="0.255cm" fo:margin-bottom="0.255cm" fo:line-height="25%" fo:text-align="start" text:enable-numbering="true" fo:text-indent="0cm" style:punctuation-wrap="hanging" style:line-break="strict" style:writing-mode="lr-tb">
        <style:tab-stops>
          <style:tab-stop style:position="0.401cm"/>
          <style:tab-stop style:position="1.671cm"/>
          <style:tab-stop style:position="2.941cm"/>
          <style:tab-stop style:position="4.211cm"/>
          <style:tab-stop style:position="5.481cm"/>
          <style:tab-stop style:position="6.751cm"/>
          <style:tab-stop style:position="8.021cm"/>
          <style:tab-stop style:position="9.291cm"/>
          <style:tab-stop style:position="10.561cm"/>
          <style:tab-stop style:position="11.831cm"/>
          <style:tab-stop style:position="13.101cm"/>
          <style:tab-stop style:position="14.371cm"/>
          <style:tab-stop style:position="15.641cm"/>
          <style:tab-stop style:position="16.911cm"/>
          <style:tab-stop style:position="18.181cm"/>
          <style:tab-stop style:position="19.451cm"/>
          <style:tab-stop style:position="20.721cm"/>
          <style:tab-stop style:position="21.991cm"/>
          <style:tab-stop style:position="23.261cm"/>
          <style:tab-stop style:position="24.531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decorative" style:font-pitch="variable" fo:color="#2f2672" fo:font-size="100%"/>
          </text:list-level-style-bullet>
        </text:list-style>
      </style:graphic-properties>
      <style:paragraph-properties fo:margin-left="0cm" fo:margin-right="0cm" fo:margin-top="0cm" fo:margin-bottom="0cm" fo:line-height="25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family-generic="decorative" style:font-pitch="variable" fo:font-size="28pt" fo:font-style="normal" fo:text-shadow="none" style:text-underline-style="none" fo:font-weight="normal" style:letter-kerning="true" style:font-family-asian="Arial" style:font-family-generic-asian="decorative" style:font-pitch-asian="variable" style:font-size-asian="28pt" style:font-style-asian="normal" style:font-weight-asian="normal" style:font-family-complex="Arial" style:font-family-generic-complex="decorative" style:font-pitch-complex="variable" style:font-size-complex="28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">
            <style:list-level-properties text:space-before="1.023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196cm" text:min-label-width="0.09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2cm" text:min-label-width="0.79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9" text:bullet-char="">
            <style:list-level-properties text:space-before="4.123cm" text:min-label-width="0.957cm"/>
            <style:text-properties fo:font-family="Wingdings" style:font-family-generic="decorative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25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letter-kerning="true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392cm"/>
            <style:text-properties fo:font-family="Arial" style:font-family-generic="decorative" style:font-pitch="variable" fo:color="#000000" fo:font-size="100%"/>
          </text:list-level-style-bullet>
          <text:list-level-style-bullet text:level="2" text:bullet-char="">
            <style:list-level-properties text:space-before="1.098cm" text:min-label-width="0.555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173cm" text:min-label-width="0.441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4" text:bullet-char="">
            <style:list-level-properties text:space-before="3.003cm" text:min-label-width="0.551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5" text:bullet-char="">
            <style:list-level-properties text:space-before="4.043cm" text:min-label-width="0.635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6" text:bullet-char="">
            <style:list-level-properties text:space-before="4.043cm" text:min-label-width="0.635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7" text:bullet-char="">
            <style:list-level-properties text:space-before="4.043cm" text:min-label-width="0.635cm"/>
            <style:text-properties fo:font-family="Wingdings" style:font-family-generic="decorative" style:font-pitch="variable" style:font-charset="x-symbol" fo:color="#000000" fo:font-size="100%"/>
          </text:list-level-style-bullet>
          <text:list-level-style-bullet text:level="8" text:bullet-char="">
            <style:list-level-properties text:space-before="4.043cm" text:min-label-width="0.635cm"/>
            <style:text-properties fo:font-family="Wingdings" style:font-family-generic="decorative" style:font-pitch="variable" style:font-charset="x-symbol" fo:color="#000000" fo:font-size="100%"/>
          </text:list-level-style-bullet>
        </text:list-style>
      </style:graphic-properties>
      <style:paragraph-properties fo:margin-left="0.392cm" fo:margin-right="0cm" fo:margin-top="0.405cm" fo:margin-bottom="0.405cm" fo:line-height="93%" fo:text-align="start" text:enable-numbering="true" fo:text-indent="0cm" style:punctuation-wrap="hanging" style:line-break="strict" style:writing-mode="lr-tb">
        <style:tab-stops>
          <style:tab-stop style:position="0.877cm"/>
          <style:tab-stop style:position="2.147cm"/>
          <style:tab-stop style:position="3.417cm"/>
          <style:tab-stop style:position="4.687cm"/>
          <style:tab-stop style:position="5.957cm"/>
          <style:tab-stop style:position="7.227cm"/>
          <style:tab-stop style:position="8.497cm"/>
          <style:tab-stop style:position="9.767cm"/>
          <style:tab-stop style:position="11.037cm"/>
          <style:tab-stop style:position="12.307cm"/>
          <style:tab-stop style:position="13.577cm"/>
          <style:tab-stop style:position="14.847cm"/>
          <style:tab-stop style:position="16.117cm"/>
          <style:tab-stop style:position="17.387cm"/>
          <style:tab-stop style:position="18.657cm"/>
          <style:tab-stop style:position="19.927cm"/>
          <style:tab-stop style:position="21.197cm"/>
          <style:tab-stop style:position="22.467cm"/>
          <style:tab-stop style:position="23.737cm"/>
          <style:tab-stop style:position="25.007cm"/>
        </style:tab-stops>
      </style:paragraph-properties>
      <style:text-properties fo:color="#000000" style:text-outline="false" style:text-line-through-style="none" style:text-position="0% 100%" fo:font-family="Arial" style:font-family-generic="decorative" style:font-pitch="variable" fo:font-size="24pt" fo:font-style="normal" fo:text-shadow="none" style:text-underline-style="none" fo:font-weight="normal" style:letter-kerning="true" style:font-family-asian="'ＭＳ Ｐゴシック'" style:font-family-generic-asian="decorative" style:font-pitch-asian="variable" style:font-size-asian="24pt" style:font-style-asian="normal" style:font-weight-asian="normal" style:font-family-complex="'ＭＳ Ｐゴシック'" style:font-family-generic-complex="decorative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653cm" fo:margin-right="0cm" fo:margin-top="0.405cm" fo:margin-bottom="0.405cm" fo:line-height="93%" fo:text-align="start" text:enable-numbering="true" fo:text-indent="0cm" style:punctuation-wrap="hanging" style:line-break="strict" style:writing-mode="lr-tb">
        <style:tab-stops>
          <style:tab-stop style:position="0.886cm"/>
          <style:tab-stop style:position="2.156cm"/>
          <style:tab-stop style:position="3.426cm"/>
          <style:tab-stop style:position="4.696cm"/>
          <style:tab-stop style:position="5.966cm"/>
          <style:tab-stop style:position="7.236cm"/>
          <style:tab-stop style:position="8.506cm"/>
          <style:tab-stop style:position="9.776cm"/>
          <style:tab-stop style:position="11.046cm"/>
          <style:tab-stop style:position="12.316cm"/>
          <style:tab-stop style:position="13.586cm"/>
          <style:tab-stop style:position="14.856cm"/>
          <style:tab-stop style:position="16.126cm"/>
          <style:tab-stop style:position="17.396cm"/>
          <style:tab-stop style:position="18.666cm"/>
          <style:tab-stop style:position="19.936cm"/>
          <style:tab-stop style:position="21.206cm"/>
          <style:tab-stop style:position="22.476cm"/>
          <style:tab-stop style:position="23.746cm"/>
          <style:tab-stop style:position="25.016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20pt" fo:font-style="normal" fo:text-shadow="none" style:text-underline-style="none" fo:font-weight="normal" style:font-family-asian="'ＭＳ Ｐゴシック'" style:font-family-generic-asian="decorative" style:font-pitch-asian="variable" style:font-size-asian="20pt" style:font-style-asian="normal" style:font-weight-asian="normal" style:font-family-complex="'ＭＳ Ｐゴシック'" style:font-family-generic-complex="decorative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614cm" fo:margin-right="0cm" fo:margin-top="0.405cm" fo:margin-bottom="0.405cm" fo:line-height="93%" fo:text-align="start" text:enable-numbering="true" fo:text-indent="0cm" style:punctuation-wrap="hanging" style:line-break="strict" style:writing-mode="lr-tb">
        <style:tab-stops>
          <style:tab-stop style:position="1.195cm"/>
          <style:tab-stop style:position="2.465cm"/>
          <style:tab-stop style:position="3.735cm"/>
          <style:tab-stop style:position="5.005cm"/>
          <style:tab-stop style:position="6.275cm"/>
          <style:tab-stop style:position="7.545cm"/>
          <style:tab-stop style:position="8.815cm"/>
          <style:tab-stop style:position="10.085cm"/>
          <style:tab-stop style:position="11.355cm"/>
          <style:tab-stop style:position="12.625cm"/>
          <style:tab-stop style:position="13.895cm"/>
          <style:tab-stop style:position="15.165cm"/>
          <style:tab-stop style:position="16.435cm"/>
          <style:tab-stop style:position="17.705cm"/>
          <style:tab-stop style:position="18.975cm"/>
          <style:tab-stop style:position="20.245cm"/>
          <style:tab-stop style:position="21.515cm"/>
          <style:tab-stop style:position="22.785cm"/>
          <style:tab-stop style:position="24.055cm"/>
          <style:tab-stop style:position="25.32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8pt" fo:font-style="normal" fo:text-shadow="none" style:text-underline-style="none" fo:font-weight="normal" style:font-family-asian="'ＭＳ Ｐゴシック'" style:font-family-generic-asian="decorative" style:font-pitch-asian="variable" style:font-size-asian="18pt" style:font-style-asian="normal" style:font-weight-asian="normal" style:font-family-complex="'ＭＳ Ｐゴシック'" style:font-family-generic-complex="decorative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554cm" fo:margin-right="0cm" fo:margin-top="0.405cm" fo:margin-bottom="0.405cm" fo:line-height="93%" fo:text-align="start" text:enable-numbering="true" fo:text-indent="0cm" style:punctuation-wrap="hanging" style:line-break="strict" style:writing-mode="lr-tb">
        <style:tab-stops>
          <style:tab-stop style:position="0.255cm"/>
          <style:tab-stop style:position="1.525cm"/>
          <style:tab-stop style:position="2.795cm"/>
          <style:tab-stop style:position="4.065cm"/>
          <style:tab-stop style:position="5.335cm"/>
          <style:tab-stop style:position="6.605cm"/>
          <style:tab-stop style:position="7.875cm"/>
          <style:tab-stop style:position="9.145cm"/>
          <style:tab-stop style:position="10.415cm"/>
          <style:tab-stop style:position="11.685cm"/>
          <style:tab-stop style:position="12.955cm"/>
          <style:tab-stop style:position="14.225cm"/>
          <style:tab-stop style:position="15.495cm"/>
          <style:tab-stop style:position="16.765cm"/>
          <style:tab-stop style:position="18.035cm"/>
          <style:tab-stop style:position="19.305cm"/>
          <style:tab-stop style:position="20.575cm"/>
          <style:tab-stop style:position="21.845cm"/>
          <style:tab-stop style:position="23.115cm"/>
          <style:tab-stop style:position="24.385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4.678cm" fo:margin-right="0cm" fo:margin-top="0.405cm" fo:margin-bottom="0.405cm" fo:line-height="93%" fo:text-align="start" text:enable-numbering="true" fo:text-indent="0cm" style:punctuation-wrap="hanging" style:line-break="strict" style:writing-mode="lr-tb">
        <style:tab-stops>
          <style:tab-stop style:position="0.401cm"/>
          <style:tab-stop style:position="1.671cm"/>
          <style:tab-stop style:position="2.941cm"/>
          <style:tab-stop style:position="4.211cm"/>
          <style:tab-stop style:position="5.481cm"/>
          <style:tab-stop style:position="6.751cm"/>
          <style:tab-stop style:position="8.021cm"/>
          <style:tab-stop style:position="9.291cm"/>
          <style:tab-stop style:position="10.561cm"/>
          <style:tab-stop style:position="11.831cm"/>
          <style:tab-stop style:position="13.101cm"/>
          <style:tab-stop style:position="14.371cm"/>
          <style:tab-stop style:position="15.641cm"/>
          <style:tab-stop style:position="16.911cm"/>
          <style:tab-stop style:position="18.181cm"/>
          <style:tab-stop style:position="19.451cm"/>
          <style:tab-stop style:position="20.721cm"/>
          <style:tab-stop style:position="21.991cm"/>
          <style:tab-stop style:position="23.261cm"/>
          <style:tab-stop style:position="24.531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4.678cm" fo:margin-right="0cm" fo:margin-top="0.405cm" fo:margin-bottom="0.405cm" fo:line-height="93%" fo:text-align="start" text:enable-numbering="true" fo:text-indent="0cm" style:punctuation-wrap="hanging" style:line-break="strict" style:writing-mode="lr-tb">
        <style:tab-stops>
          <style:tab-stop style:position="0.401cm"/>
          <style:tab-stop style:position="1.671cm"/>
          <style:tab-stop style:position="2.941cm"/>
          <style:tab-stop style:position="4.211cm"/>
          <style:tab-stop style:position="5.481cm"/>
          <style:tab-stop style:position="6.751cm"/>
          <style:tab-stop style:position="8.021cm"/>
          <style:tab-stop style:position="9.291cm"/>
          <style:tab-stop style:position="10.561cm"/>
          <style:tab-stop style:position="11.831cm"/>
          <style:tab-stop style:position="13.101cm"/>
          <style:tab-stop style:position="14.371cm"/>
          <style:tab-stop style:position="15.641cm"/>
          <style:tab-stop style:position="16.911cm"/>
          <style:tab-stop style:position="18.181cm"/>
          <style:tab-stop style:position="19.451cm"/>
          <style:tab-stop style:position="20.721cm"/>
          <style:tab-stop style:position="21.991cm"/>
          <style:tab-stop style:position="23.261cm"/>
          <style:tab-stop style:position="24.531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4.678cm" fo:margin-right="0cm" fo:margin-top="0.405cm" fo:margin-bottom="0.405cm" fo:line-height="93%" fo:text-align="start" text:enable-numbering="true" fo:text-indent="0cm" style:punctuation-wrap="hanging" style:line-break="strict" style:writing-mode="lr-tb">
        <style:tab-stops>
          <style:tab-stop style:position="0.401cm"/>
          <style:tab-stop style:position="1.671cm"/>
          <style:tab-stop style:position="2.941cm"/>
          <style:tab-stop style:position="4.211cm"/>
          <style:tab-stop style:position="5.481cm"/>
          <style:tab-stop style:position="6.751cm"/>
          <style:tab-stop style:position="8.021cm"/>
          <style:tab-stop style:position="9.291cm"/>
          <style:tab-stop style:position="10.561cm"/>
          <style:tab-stop style:position="11.831cm"/>
          <style:tab-stop style:position="13.101cm"/>
          <style:tab-stop style:position="14.371cm"/>
          <style:tab-stop style:position="15.641cm"/>
          <style:tab-stop style:position="16.911cm"/>
          <style:tab-stop style:position="18.181cm"/>
          <style:tab-stop style:position="19.451cm"/>
          <style:tab-stop style:position="20.721cm"/>
          <style:tab-stop style:position="21.991cm"/>
          <style:tab-stop style:position="23.261cm"/>
          <style:tab-stop style:position="24.531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4.678cm" fo:margin-right="0cm" fo:margin-top="0.405cm" fo:margin-bottom="0.405cm" fo:line-height="93%" fo:text-align="start" text:enable-numbering="true" fo:text-indent="0cm" style:punctuation-wrap="hanging" style:line-break="strict" style:writing-mode="lr-tb">
        <style:tab-stops>
          <style:tab-stop style:position="0.401cm"/>
          <style:tab-stop style:position="1.671cm"/>
          <style:tab-stop style:position="2.941cm"/>
          <style:tab-stop style:position="4.211cm"/>
          <style:tab-stop style:position="5.481cm"/>
          <style:tab-stop style:position="6.751cm"/>
          <style:tab-stop style:position="8.021cm"/>
          <style:tab-stop style:position="9.291cm"/>
          <style:tab-stop style:position="10.561cm"/>
          <style:tab-stop style:position="11.831cm"/>
          <style:tab-stop style:position="13.101cm"/>
          <style:tab-stop style:position="14.371cm"/>
          <style:tab-stop style:position="15.641cm"/>
          <style:tab-stop style:position="16.911cm"/>
          <style:tab-stop style:position="18.181cm"/>
          <style:tab-stop style:position="19.451cm"/>
          <style:tab-stop style:position="20.721cm"/>
          <style:tab-stop style:position="21.991cm"/>
          <style:tab-stop style:position="23.261cm"/>
          <style:tab-stop style:position="24.531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4.678cm" fo:margin-right="0cm" fo:margin-top="0.405cm" fo:margin-bottom="0.405cm" fo:line-height="93%" fo:text-align="start" text:enable-numbering="true" fo:text-indent="0cm" style:punctuation-wrap="hanging" style:line-break="strict" style:writing-mode="lr-tb">
        <style:tab-stops>
          <style:tab-stop style:position="0.401cm"/>
          <style:tab-stop style:position="1.671cm"/>
          <style:tab-stop style:position="2.941cm"/>
          <style:tab-stop style:position="4.211cm"/>
          <style:tab-stop style:position="5.481cm"/>
          <style:tab-stop style:position="6.751cm"/>
          <style:tab-stop style:position="8.021cm"/>
          <style:tab-stop style:position="9.291cm"/>
          <style:tab-stop style:position="10.561cm"/>
          <style:tab-stop style:position="11.831cm"/>
          <style:tab-stop style:position="13.101cm"/>
          <style:tab-stop style:position="14.371cm"/>
          <style:tab-stop style:position="15.641cm"/>
          <style:tab-stop style:position="16.911cm"/>
          <style:tab-stop style:position="18.181cm"/>
          <style:tab-stop style:position="19.451cm"/>
          <style:tab-stop style:position="20.721cm"/>
          <style:tab-stop style:position="21.991cm"/>
          <style:tab-stop style:position="23.261cm"/>
          <style:tab-stop style:position="24.531cm"/>
        </style:tab-stops>
      </style:paragraph-properties>
      <style:text-properties fo:color="#000000" style:text-line-through-style="none" style:text-position="0% 100%" fo:font-family="Arial" style:font-family-generic="decorative" style:font-pitch="variable" fo:font-size="16pt" fo:font-style="normal" fo:text-shadow="none" style:text-underline-style="none" fo:font-weight="normal" style:font-family-asian="'ＭＳ Ｐゴシック'" style:font-family-generic-asian="decorative" style:font-pitch-asian="variable" style:font-size-asian="16pt" style:font-style-asian="normal" style:font-weight-asian="normal" style:font-family-complex="'ＭＳ Ｐゴシック'" style:font-family-generic-complex="decorative" style:font-pitch-complex="variable" style:font-size-complex="1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80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184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184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184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184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184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1.184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184cm" fo:min-width="0cm" fo:padding-top="0.13cm" fo:padding-bottom="0.13cm" fo:padding-left="0.25cm" fo:padding-right="0.25cm" fo:wrap-option="no-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1.184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line-height="100%" text:enable-numbering="false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.22cm" fo:margin-bottom="0cm" fo:line-height="100%" text:enable-numbering="false" fo:text-indent="0cm" style:punctuation-wrap="hanging" style:line-break="strict"/>
    </style:style>
    <style:style style:name="P7" style:family="paragraph">
      <style:paragraph-properties fo:margin-left="0cm" fo:margin-right="0cm" fo:margin-top="0.22cm" fo:margin-bottom="0cm" fo:line-height="100%" text:enable-numbering="false" fo:text-indent="0cm" style:punctuation-wrap="hanging" style:line-break="strict"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line-height="100%" text:enable-numbering="false" fo:text-indent="0cm" style:line-break="strict"/>
    </style:style>
    <style:style style:name="P10" style:family="paragraph">
      <style:paragraph-properties fo:margin-left="0cm" fo:margin-right="0cm" fo:line-height="100%" text:enable-numbering="false" fo:text-indent="0cm" style:line-break="strict" style:writing-mode="lr-tb"/>
    </style:style>
    <style:style style:name="P11" style:family="paragraph">
      <style:paragraph-properties fo:margin-left="0cm" fo:margin-right="0cm" fo:line-height="100%" fo:text-align="end" text:enable-numbering="false" fo:text-indent="0cm" style:line-break="strict"/>
    </style:style>
    <style:style style:name="P12" style:family="paragraph">
      <style:paragraph-properties fo:margin-left="0cm" fo:margin-right="0cm" fo:line-height="100%" fo:text-align="end" text:enable-numbering="false" fo:text-indent="0cm" style:line-break="strict" style:writing-mode="lr-tb"/>
    </style:style>
    <style:style style:name="T1" style:family="text">
      <style:text-properties fo:color="#000000" fo:font-size="10pt" fo:language="en" fo:country="GB" style:font-family-asian="Arial" style:font-family-generic-asian="decorative" style:font-pitch-asian="variable" style:font-size-asian="10pt" style:font-family-complex="Arial" style:font-family-generic-complex="decorative" style:font-pitch-complex="variable" style:font-size-complex="10pt"/>
    </style:style>
    <style:style style:name="T2" style:family="text">
      <style:text-properties fo:color="#000000" fo:font-size="10pt" fo:language="en" fo:country="GB" fo:font-weight="bold" style:font-family-asian="Arial" style:font-family-generic-asian="decorative" style:font-pitch-asian="variable" style:font-size-asian="10pt" style:font-weight-asian="bold" style:font-family-complex="Arial" style:font-family-generic-complex="decorative" style:font-pitch-complex="variable" style:font-size-complex="10pt" style:font-weight-complex="bold"/>
    </style:style>
    <style:style style:name="T3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pitch-asian="variable" style:font-size-asian="12pt" style:font-family-complex="'Lucida Sans Unicode'" style:font-pitch-complex="variable" style:font-size-complex="12pt"/>
    </style:style>
    <style:style style:name="T4" style:family="text">
      <style:text-properties fo:color="#000000" fo:font-size="13pt" fo:language="en" fo:country="GB" style:font-family-asian="Arial" style:font-family-generic-asian="decorative" style:font-pitch-asian="variable" style:font-size-asian="13pt" style:font-family-complex="Arial" style:font-family-generic-complex="decorative" style:font-pitch-complex="variable" style:font-size-complex="13pt"/>
    </style:style>
    <text:list-style style:name="L1">
      <text:list-level-style-bullet text:level="1" text:bullet-char="•">
        <style:text-properties fo:font-family="Arial" style:font-family-generic="decorative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  <text:list-style style:name="L2">
      <text:list-level-style-bullet text:level="1" text:bullet-char="">
        <style:text-properties fo:font-family="Wingdings" style:font-family-generic="decorative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decorative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decorative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decorative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decorative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.587cm" svg:x="0cm" svg:y="17.463cm">
        <draw:image xlink:href="Pictures/10000000000003200000003222F1A715.jpg" xlink:type="simple" xlink:show="embed" xlink:actuate="onLoad">
          <text:p/>
        </draw:image>
      </draw:frame>
      <draw:frame presentation:style-name="Default-title" draw:layer="backgroundobjects" svg:width="21.502cm" svg:height="1.395cm" svg:x="1.905cm" svg:y="2.963cm" presentation:class="title" presentation:placeholder="true">
        <draw:text-box/>
      </draw:frame>
      <draw:frame presentation:style-name="Default-outline1" draw:layer="backgroundobjects" svg:width="21.502cm" svg:height="11.396cm" svg:x="1.905cm" svg:y="5.079cm" presentation:class="outline" presentation:placeholder="true">
        <draw:text-box/>
      </draw:frame>
      <draw:custom-shape draw:style-name="gr4" draw:text-style-name="P5" draw:layer="backgroundobjects" svg:width="21.378cm" svg:height="0.684cm" svg:x="4.022cm" svg:y="17.987cm">
        <text:p text:style-name="P4"><text:span text:style-name="T1"><text:s/></text:span><text:span text:style-name="T1">© 2008 by Scott Lewis; made available under the EPL v1.0</text:span></text:p>
        <draw:enhanced-geometry svg:viewBox="0 0 21600 21600" draw:type="rectangle" draw:enhanced-path="M 0 0 L 21600 0 21600 21600 0 21600 0 0 Z N"/>
      </draw:custom-shape>
      <draw:frame presentation:style-name="pr1" draw:text-style-name="P7" draw:layer="backgroundobjects" svg:width="2.708cm" svg:height="0.804cm" svg:x="0.423cm" svg:y="18.158cm" presentation:class="page-number">
        <draw:text-box>
          <text:p text:style-name="P6"><text:span text:style-name="T2"><text:page-number>&lt;number&gt;</text:page-number></text:span></text:p>
        </draw:text-box>
      </draw:frame>
      <draw:frame draw:style-name="gr3" draw:text-style-name="P3" draw:layer="backgroundobjects" svg:width="3.784cm" svg:height="1.482cm" svg:x="1.27cm" svg:y="0.635cm">
        <draw:image xlink:href="Pictures/100000000000008F000000382AF6DC7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5" draw:text-style-name="P8" draw:layer="backgroundobjects" svg:width="19.05cm" svg:height="25.4cm" svg:x="0cm" svg:y="0cm">
          <text:p/>
        </draw:rect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10" draw:layer="backgroundobjects" svg:width="8.167cm" svg:height="1.183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3" draw:text-style-name="P12" draw:layer="backgroundobjects" svg:width="8.167cm" svg:height="1.183cm" svg:x="10.794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Default-title" draw:layer="backgroundobjects" svg:width="12.612cm" svg:height="9.438cm" svg:x="3.175cm" svg:y="1.904cm" presentation:class="page"/>
        <draw:frame presentation:style-name="Default-notes" draw:layer="backgroundobjects" svg:width="13.882cm" svg:height="11.343cm" svg:x="2.54cm" svg:y="12.065cm" presentation:class="notes" presentation:placeholder="true">
          <draw:text-box/>
        </draw:frame>
        <draw:frame presentation:style-name="pr4" draw:text-style-name="P10" draw:layer="backgroundobjects" svg:width="8.167cm" svg:height="1.183cm" svg:x="-0.001cm" svg:y="24.129cm" presentation:class="footer">
          <draw:text-box>
            <text:p text:style-name="P9"><text:span text:style-name="T3"><presentation:footer/></text:span></text:p>
          </draw:text-box>
        </draw:frame>
        <draw:frame presentation:style-name="pr5" draw:text-style-name="P12" draw:layer="backgroundobjects" svg:width="8.167cm" svg:height="1.183cm" svg:x="10.794cm" svg:y="24.129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1.587cm" svg:x="0cm" svg:y="17.463cm">
        <draw:image xlink:href="Pictures/10000000000003200000003222F1A715.jpg" xlink:type="simple" xlink:show="embed" xlink:actuate="onLoad">
          <text:p/>
        </draw:image>
      </draw:frame>
      <draw:frame presentation:style-name="Title1-title" draw:layer="backgroundobjects" svg:width="21.502cm" svg:height="2.532cm" svg:x="1.905cm" svg:y="2.539cm" presentation:class="title" presentation:placeholder="true">
        <draw:text-box/>
      </draw:frame>
      <draw:custom-shape draw:style-name="gr7" draw:text-style-name="P5" draw:layer="backgroundobjects" svg:width="5.926cm" svg:height="1.323cm" svg:x="19.121cm" svg:y="0.67cm">
        <text:p/>
        <draw:enhanced-geometry svg:viewBox="0 0 21600 21600" draw:type="mso-spt202" draw:enhanced-path="M 0 0 L 21600 0 21600 21600 0 21600 0 0 Z N"/>
      </draw:custom-shape>
      <draw:custom-shape draw:style-name="gr4" draw:text-style-name="P5" draw:layer="backgroundobjects" svg:width="25.276cm" svg:height="0.811cm" svg:x="0.128cm" svg:y="17.934cm">
        <text:p text:style-name="P4"><text:span text:style-name="T4">© 2008 by Scott Lewis; made available under the EPL v1.0 | <text:s/>3/5/2008 </text:span></text:p>
        <draw:enhanced-geometry svg:viewBox="0 0 21600 21600" draw:type="rectangle" draw:enhanced-path="M 0 0 L 21600 0 21600 21600 0 21600 0 0 Z N"/>
      </draw:custom-shape>
      <draw:frame presentation:style-name="Title1-outline1" draw:layer="backgroundobjects" svg:width="22.772cm" svg:height="12.688cm" svg:x="1.27cm" svg:y="5.715cm" presentation:class="outline" presentation:placeholder="true">
        <draw:text-box/>
      </draw:frame>
      <draw:frame draw:style-name="gr3" draw:text-style-name="P3" draw:layer="backgroundobjects" svg:width="3.784cm" svg:height="1.482cm" svg:x="1.27cm" svg:y="0.635cm">
        <draw:image xlink:href="Pictures/100000000000008F000000382AF6DC7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5" draw:text-style-name="P8" draw:layer="backgroundobjects" svg:width="19.05cm" svg:height="25.4cm" svg:x="0cm" svg:y="0cm">
          <text:p/>
        </draw:rect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10" draw:layer="backgroundobjects" svg:width="8.167cm" svg:height="1.183cm" svg:x="-0.001cm" svg:y="0cm" presentation:class="header">
          <draw:text-box>
            <text:p text:style-name="P9"><text:span text:style-name="T3"><presentation:header/></text:span></text:p>
          </draw:text-box>
        </draw:frame>
        <draw:frame presentation:style-name="pr7" draw:text-style-name="P12" draw:layer="backgroundobjects" svg:width="8.167cm" svg:height="1.183cm" svg:x="10.794cm" svg:y="0cm" presentation:class="date-time">
          <draw:text-box>
            <text:p text:style-name="P11"><text:span text:style-name="T3"><presentation:date-time/></text:span></text:p>
          </draw:text-box>
        </draw:frame>
        <draw:page-thumbnail presentation:style-name="Title1-title" draw:layer="backgroundobjects" svg:width="12.612cm" svg:height="9.438cm" svg:x="3.175cm" svg:y="1.904cm" presentation:class="page"/>
        <draw:frame presentation:style-name="Title1-notes" draw:layer="backgroundobjects" svg:width="13.882cm" svg:height="11.343cm" svg:x="2.54cm" svg:y="12.065cm" presentation:class="notes" presentation:placeholder="true">
          <draw:text-box/>
        </draw:frame>
        <draw:frame presentation:style-name="pr8" draw:text-style-name="P10" draw:layer="backgroundobjects" svg:width="8.167cm" svg:height="1.183cm" svg:x="-0.001cm" svg:y="24.129cm" presentation:class="footer">
          <draw:text-box>
            <text:p text:style-name="P9"><text:span text:style-name="T3"><presentation:footer/></text:span></text:p>
          </draw:text-box>
        </draw:frame>
        <draw:frame presentation:style-name="pr9" draw:text-style-name="P12" draw:layer="backgroundobjects" svg:width="8.167cm" svg:height="1.183cm" svg:x="10.794cm" svg:y="24.129cm" presentation:class="page-number">
          <draw:text-box>
            <text:p text:style-name="P11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dc:title>PowerPoint Presentation</dc:title>
    <meta:initial-creator>office mac</meta:initial-creator>
    <dc:creator>office mac</dc:creator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80"/>
  </office:meta>
</office:document-meta>
</file>